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4498" officeooo:paragraph-rsid="00024498"/>
    </style:style>
    <style:style style:name="P2" style:family="paragraph" style:parent-style-name="Standard">
      <style:text-properties fo:font-weight="bold" officeooo:rsid="00024498" officeooo:paragraph-rsid="00024498" style:font-weight-asian="bold" style:font-weight-complex="bold"/>
    </style:style>
    <style:style style:name="P3" style:family="paragraph" style:parent-style-name="Standard">
      <style:text-properties fo:font-weight="bold" officeooo:rsid="0003a211" officeooo:paragraph-rsid="0003a211" style:font-weight-asian="bold" style:font-weight-complex="bold"/>
    </style:style>
    <style:style style:name="P4" style:family="paragraph" style:parent-style-name="Standard">
      <style:text-properties fo:font-weight="bold" officeooo:rsid="00051eb9" officeooo:paragraph-rsid="00051eb9" style:font-weight-asian="bold" style:font-weight-complex="bold"/>
    </style:style>
    <style:style style:name="P5" style:family="paragraph" style:parent-style-name="Standard">
      <style:text-properties officeooo:rsid="0003a211" officeooo:paragraph-rsid="0003a211"/>
    </style:style>
    <style:style style:name="P6" style:family="paragraph" style:parent-style-name="Standard">
      <style:text-properties fo:font-weight="normal" officeooo:rsid="00051eb9" officeooo:paragraph-rsid="00051eb9" style:font-weight-asian="normal" style:font-weight-complex="normal"/>
    </style:style>
    <style:style style:name="T1" style:family="text">
      <style:text-properties officeooo:rsid="0003a211"/>
    </style:style>
    <style:style style:name="T2" style:family="text">
      <style:text-properties officeooo:rsid="00051eb9"/>
    </style:style>
    <style:style style:name="T3" style:family="text">
      <style:text-properties officeooo:rsid="0005cc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mmary of video 1: <text:span text:style-name="T1">Sketching and paper prototyping</text:span></text:p>
      <text:p text:style-name="P1"/>
      <text:p text:style-name="P1">A prototype is an experimental model of an idea. It is a way to see if our ideas have any value at all.</text:p>
      <text:p text:style-name="P1">The video is about several ways of prototyping to put your ideas in front of people to see if those are valid or not. You should not be afraid to show your ideas because you’ll get feedback from other people which will help you improve your idea. There is 3 prototyping methods which are sketching, digital prototyping and native prototyping.</text:p>
      <text:p text:style-name="P1"/>
      <text:p text:style-name="P1">Sketching is used pretty much all the time when it comes to prototyping and it can be done at any stage. <text:span text:style-name="T1">Once you create the basic sketch the next step is to create a higher fidelity model with buttons and such. Once you’re in this step you can go to digital prototyping but the more you sketch the less you have to do on the computer. </text:span></text:p>
      <text:p text:style-name="P1"/>
      <text:p text:style-name="P5">There is also paper prototyping which is kind of similar to sketching in a way but it helps you visualize actions a lot better. You can create dropdown elements, pop ups, The purpose of paper prototyping is to explore the interactions between screens. It helps you with key user interactions, purposeful use of colors and elevation and shadows.</text:p>
      <text:p text:style-name="P5"/>
      <text:p text:style-name="P3">Summary of video 2: Digital Prototyping</text:p>
      <text:p text:style-name="P5"/>
      <text:p text:style-name="P5">When it comes to digital prototyping we have different images that we can use to simulate a real website by placing them where we want. We can also add certain events to the cards/images <text:span text:style-name="T2">to simulate the real behaviour of the website. Basically, you create transitions between elements to visualize how it would work once it’s done. With low effort we can get an idea on how our app will work. </text:span></text:p>
      <text:p text:style-name="P5"/>
      <text:p text:style-name="P4">Summary of video 3: Native Prototyping</text:p>
      <text:p text:style-name="P4"/>
      <text:p text:style-name="P6">Native prototyping is about creating the actual code that will make our app work. There is a lot of toys you can use to make your idea become real and you have to make sure it works on different type of devices such as smartphones, watches, tablets, TV… you’ll have to write code in different languages such as Java, Swype, C++, Python, JavaScript and many more <text:span text:style-name="T3">and also you have to be careful when it comes to the OS since it can be Android, iOS… native prototyping is all about throwing in code, exploring, experimenting and lear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13:47:34.701018690</meta:creation-date>
    <dc:date>2019-09-25T14:25:47.259536527</dc:date>
    <meta:editing-duration>PT6M32S</meta:editing-duration>
    <meta:editing-cycles>1</meta:editing-cycles>
    <meta:document-statistic meta:table-count="0" meta:image-count="0" meta:object-count="0" meta:page-count="1" meta:paragraph-count="9" meta:word-count="395" meta:character-count="2182" meta:non-whitespace-character-count="1794"/>
    <meta:generator>LibreOffice/6.0.7.3$Linux_X86_64 LibreOffice_project/00m0$Build-3</meta:generator>
  </office:meta>
</office:document-meta>
</file>